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5.0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2.28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1cm" fo:min-width="0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2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717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cm" fo:min-width="4.1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21cm" fo:min-width="5.336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ourier New"/>
    </style:style>
    <style:style style:name="P9" style:family="paragraph">
      <loext:graphic-properties draw:fill="none" draw:fill-color="#ffffff"/>
      <style:paragraph-properties fo:text-align="center"/>
      <style:text-properties style:font-name="Courier New"/>
    </style:style>
    <style:style style:name="P10" style:family="paragraph">
      <loext:graphic-properties draw:fill="none" draw:fill-color="#ffffff"/>
      <style:paragraph-properties fo:text-align="start"/>
      <style:text-properties style:font-name="Courier New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Courier New" fo:font-weight="normal" style:font-weight-asian="normal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Db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5" draw:text-style-name="P7" xml:id="id11" draw:id="id11" draw:layer="layout" svg:width="2.788cm" svg:height="0.971cm" svg:x="0.912cm" svg:y="0.629cm">
          <draw:text-box>
            <text:p><text:span text:style-name="T4">Config</text:span></text:p>
          </draw:text-box>
        </draw:frame>
        <draw:frame draw:style-name="gr16" draw:text-style-name="P8" draw:layer="layout" svg:width="5.886cm" svg:height="4.5cm" svg:x="6.68cm" svg:y="1.6cm">
          <draw:text-box>
            <text:p><text:span text:style-name="T4">MetadataObject</text:span></text:p>
            <text:p><text:span text:style-name="T5"/></text:p>
          </draw:text-box>
        </draw:frame>
        <draw:frame draw:style-name="gr17" draw:text-style-name="P8" xml:id="id12" draw:id="id12" draw:layer="layout" svg:width="3.55cm" svg:height="0.971cm" svg:x="7.75cm" svg:y="0.629cm">
          <draw:text-box>
            <text:p><text:span text:style-name="T5">FileName</text:span></text:p>
          </draw:text-box>
        </draw:frame>
        <draw:connector draw:style-name="gr5" draw:text-style-name="P3" draw:layer="layout" svg:x1="3.7cm" svg:y1="1.114cm" svg:x2="7.75cm" svg:y2="1.114cm" draw:start-shape="id11" draw:start-glue-point="1" draw:end-shape="id12" svg:d="M3700 1114h4050" svg:viewBox="0 0 4051 1">
          <text:p/>
        </draw:connector>
        <draw:frame draw:style-name="gr16" draw:text-style-name="P8" xml:id="id31" draw:id="id31" draw:layer="layout" svg:width="5.688cm" svg:height="4.5cm" svg:x="20.312cm" svg:y="3.3cm">
          <draw:text-box>
            <text:p><text:span text:style-name="T4">DBNames</text:span></text:p>
            <text:p><text:span text:style-name="T5">+ Code(int)</text:span></text:p>
            <text:p><text:span text:style-name="T5">+ TypeToken</text:span></text:p>
            <text:p><text:span text:style-name="T5"/></text:p>
          </draw:text-box>
        </draw:frame>
        <draw:frame draw:style-name="gr18" draw:text-style-name="P9" xml:id="id14" draw:id="id14" draw:layer="layout" svg:width="7.774cm" svg:height="7.299cm" svg:x="1.9cm" svg:y="7.101cm">
          <draw:text-box>
            <text:p text:style-name="P1"><text:span text:style-name="T4">MetadataProperty</text:span></text:p>
            <text:p><text:span text:style-name="T5"/></text:p>
            <text:p><text:span text:style-name="T5"/></text:p>
            <text:p><text:span text:style-name="T4">PropertyType</text:span></text:p>
            <text:p><text:span text:style-name="T5"/></text:p>
          </draw:text-box>
        </draw:frame>
        <draw:connector draw:style-name="gr5" draw:text-style-name="P3" draw:layer="layout" svg:x1="7.438cm" svg:y1="5.285cm" svg:x2="5.787cm" svg:y2="7.101cm" draw:start-shape="id13" draw:start-glue-point="3" draw:end-shape="id14" draw:end-glue-point="0" svg:d="M7438 5285h-1651v1816" svg:viewBox="0 0 1652 1817">
          <text:p/>
        </draw:connector>
        <draw:frame draw:style-name="gr17" draw:text-style-name="P8" xml:id="id16" draw:id="id16" draw:layer="layout" svg:width="3.55cm" svg:height="0.971cm" svg:x="21.5cm" svg:y="5.729cm">
          <draw:text-box>
            <text:p><text:span text:style-name="T5">FileName</text:span></text:p>
          </draw:text-box>
        </draw:frame>
        <draw:connector draw:style-name="gr5" draw:text-style-name="P3" draw:layer="layout" svg:x1="6.726cm" svg:y1="8.685cm" svg:x2="23.275cm" svg:y2="6.7cm" draw:start-shape="id15" draw:start-glue-point="1" draw:end-shape="id16" draw:end-glue-point="2" svg:d="M6726 8685h16549v-1985" svg:viewBox="0 0 16550 1986">
          <text:p/>
        </draw:connector>
        <draw:frame draw:style-name="gr19" draw:text-style-name="P8" xml:id="id15" draw:id="id15" draw:layer="layout" svg:width="2.026cm" svg:height="0.971cm" svg:x="4.7cm" svg:y="8.2cm">
          <draw:text-box>
            <text:p><text:span text:style-name="T5">uuid</text:span></text:p>
          </draw:text-box>
        </draw:frame>
        <draw:frame draw:style-name="gr20" draw:text-style-name="P7" xml:id="id13" draw:id="id13" draw:layer="layout" svg:width="4.312cm" svg:height="0.971cm" svg:x="7.438cm" svg:y="4.8cm">
          <draw:text-box>
            <text:p><text:span text:style-name="T4">Properties</text:span></text:p>
          </draw:text-box>
        </draw:frame>
        <draw:frame draw:style-name="gr21" draw:text-style-name="P8" xml:id="id17" draw:id="id17" draw:layer="layout" svg:width="5.455cm" svg:height="0.971cm" svg:x="2.945cm" svg:y="10.329cm">
          <draw:text-box>
            <text:p><text:span text:style-name="T5">ReferenceType</text:span></text:p>
          </draw:text-box>
        </draw:frame>
        <draw:frame draw:style-name="gr22" draw:text-style-name="P8" xml:id="id19" draw:id="id19" draw:layer="layout" svg:width="5.836cm" svg:height="0.971cm" svg:x="2.764cm" svg:y="11.5cm">
          <draw:text-box>
            <text:p><text:span text:style-name="T5">Characteristic</text:span></text:p>
          </draw:text-box>
        </draw:frame>
        <draw:frame draw:style-name="gr23" draw:text-style-name="P8" xml:id="id21" draw:id="id21" draw:layer="layout" svg:width="6.598cm" svg:height="0.971cm" svg:x="2.502cm" svg:y="12.7cm">
          <draw:text-box>
            <text:p><text:span text:style-name="T5">NamedDataTypeSet</text:span></text:p>
          </draw:text-box>
        </draw:frame>
        <draw:frame draw:style-name="gr19" draw:text-style-name="P8" xml:id="id18" draw:id="id18" draw:layer="layout" svg:width="2.026cm" svg:height="0.971cm" svg:x="8.624cm" svg:y="2.6cm">
          <draw:text-box>
            <text:p><text:span text:style-name="T5">uuid</text:span></text:p>
          </draw:text-box>
        </draw:frame>
        <draw:connector draw:style-name="gr5" draw:text-style-name="P3" draw:layer="layout" draw:line-skew="-1.545cm" svg:x1="2.945cm" svg:y1="10.814cm" svg:x2="8.624cm" svg:y2="3.085cm" draw:start-shape="id17" draw:start-glue-point="3" draw:end-shape="id18" draw:end-glue-point="3" svg:d="M2945 10814h-2045v-7729h7724" svg:viewBox="0 0 7725 7730">
          <text:p/>
        </draw:connector>
        <draw:frame draw:style-name="gr24" draw:text-style-name="P10" draw:layer="layout" svg:width="7.8cm" svg:height="5.8cm" svg:x="10.9cm" svg:y="9.3cm">
          <draw:text-box>
            <text:p text:style-name="P4"><text:span text:style-name="T4">Characteristic</text:span></text:p>
            <text:p text:style-name="P1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DataTypeSet</text:span></text:p>
          </draw:text-box>
        </draw:frame>
        <draw:frame draw:style-name="gr25" draw:text-style-name="P7" draw:layer="layout" svg:width="6.598cm" svg:height="4.671cm" svg:x="7.002cm" svg:y="15.729cm">
          <draw:text-box>
            <text:p><text:span text:style-name="T4">NamedDataTypeSet</text:span></text:p>
            <text:p><text:span text:style-name="T4"/></text:p>
            <text:p><text:span text:style-name="T4"/></text:p>
            <text:p><text:span text:style-name="T4">DataTypeSet</text:span></text:p>
          </draw:text-box>
        </draw:frame>
        <draw:frame draw:style-name="gr26" draw:text-style-name="P7" draw:layer="layout" svg:width="5.4cm" svg:height="2.571cm" svg:x="20.6cm" svg:y="15.929cm">
          <draw:text-box>
            <text:p><text:span text:style-name="T4">Register</text:span></text:p>
          </draw:text-box>
        </draw:frame>
        <draw:frame draw:style-name="gr27" draw:text-style-name="P11" xml:id="id20" draw:id="id20" draw:layer="layout" svg:width="6.217cm" svg:height="0.971cm" svg:x="12.1cm" svg:y="11.5cm">
          <draw:text-box>
            <text:p><text:span text:style-name="T6">DataTypeSetUuid</text:span></text:p>
          </draw:text-box>
        </draw:frame>
        <draw:connector draw:style-name="gr5" draw:text-style-name="P3" draw:layer="layout" svg:x1="8.6cm" svg:y1="11.985cm" svg:x2="12.1cm" svg:y2="11.985cm" draw:start-shape="id19" draw:start-glue-point="1" draw:end-shape="id20" draw:end-glue-point="3" svg:d="M8600 11985h3500" svg:viewBox="0 0 3501 1">
          <text:p/>
        </draw:connector>
        <draw:frame draw:style-name="gr19" draw:text-style-name="P8" xml:id="id22" draw:id="id22" draw:layer="layout" svg:width="2.026cm" svg:height="0.971cm" svg:x="9.4cm" svg:y="16.8cm">
          <draw:text-box>
            <text:p><text:span text:style-name="T5">uuid</text:span></text:p>
          </draw:text-box>
        </draw:frame>
        <draw:connector draw:style-name="gr5" draw:text-style-name="P3" draw:layer="layout" svg:x1="5.801cm" svg:y1="13.671cm" svg:x2="9.4cm" svg:y2="17.285cm" draw:start-shape="id21" draw:start-glue-point="2" draw:end-shape="id22" draw:end-glue-point="3" svg:d="M5801 13671v3614h3599" svg:viewBox="0 0 3600 3615">
          <text:p/>
        </draw:connector>
        <draw:frame draw:style-name="gr21" draw:text-style-name="P8" draw:layer="layout" svg:width="5.455cm" svg:height="0.971cm" svg:x="12.1cm" svg:y="13.9cm">
          <draw:text-box>
            <text:p><text:span text:style-name="T5">ReferenceType</text:span></text:p>
          </draw:text-box>
        </draw:frame>
        <draw:frame draw:style-name="gr21" draw:text-style-name="P8" draw:layer="layout" svg:width="5.455cm" svg:height="0.971cm" svg:x="7.645cm" svg:y="19cm">
          <draw:text-box>
            <text:p><text:span text:style-name="T5">ReferenceType</text:span></text:p>
          </draw:text-box>
        </draw:frame>
        <draw:frame draw:style-name="gr19" draw:text-style-name="P8" xml:id="id23" draw:id="id23" draw:layer="layout" svg:width="2.026cm" svg:height="0.971cm" svg:x="13.574cm" svg:y="10.34cm">
          <draw:text-box>
            <text:p><text:span text:style-name="T5">uuid</text:span></text:p>
          </draw:text-box>
        </draw:frame>
        <draw:connector draw:style-name="gr5" draw:text-style-name="P3" draw:layer="layout" svg:x1="8.4cm" svg:y1="10.814cm" svg:x2="13.574cm" svg:y2="10.825cm" draw:start-shape="id17" draw:start-glue-point="1" draw:end-shape="id23" draw:end-glue-point="3" svg:d="M8400 10814h2587v11h2587" svg:viewBox="0 0 5175 12">
          <text:p/>
        </draw:connector>
        <draw:frame draw:style-name="gr28" draw:text-style-name="P7" draw:layer="layout" svg:width="5.388cm" svg:height="3.871cm" svg:x="20.612cm" svg:y="9.729cm">
          <draw:text-box>
            <text:p><text:span text:style-name="T4">Document</text:span></text:p>
          </draw:text-box>
        </draw:frame>
        <draw:frame draw:style-name="gr17" draw:text-style-name="P8" xml:id="id24" draw:id="id24" draw:layer="layout" svg:width="3.55cm" svg:height="0.971cm" svg:x="21.48cm" svg:y="14.8cm">
          <draw:text-box>
            <text:p><text:span text:style-name="T5">FileName</text:span></text:p>
          </draw:text-box>
        </draw:frame>
        <draw:frame draw:style-name="gr19" draw:text-style-name="P8" xml:id="id26" draw:id="id26" draw:layer="layout" svg:width="2.026cm" svg:height="0.971cm" svg:x="22.3cm" svg:y="10.8cm">
          <draw:text-box>
            <text:p><text:span text:style-name="T5">uuid</text:span></text:p>
          </draw:text-box>
        </draw:frame>
        <draw:frame draw:style-name="gr29" draw:text-style-name="P7" xml:id="id27" draw:id="id27" draw:layer="layout" svg:width="3.931cm" svg:height="0.971cm" svg:x="21.3cm" svg:y="12.1cm">
          <draw:text-box>
            <text:p><text:span text:style-name="T4">Registers</text:span></text:p>
          </draw:text-box>
        </draw:frame>
        <draw:frame draw:style-name="gr20" draw:text-style-name="P7" xml:id="id25" draw:id="id25" draw:layer="layout" svg:width="3.55cm" svg:height="0.971cm" svg:x="21.6cm" svg:y="17.029cm">
          <draw:text-box>
            <text:p><text:span text:style-name="T4">Recorder</text:span></text:p>
          </draw:text-box>
        </draw:frame>
        <draw:connector draw:style-name="gr5" draw:text-style-name="P3" draw:layer="layout" draw:line-skew="1.45cm" svg:x1="25.03cm" svg:y1="15.285cm" svg:x2="25.05cm" svg:y2="6.214cm" draw:start-shape="id24" draw:start-glue-point="1" draw:end-shape="id16" draw:end-glue-point="1" svg:d="M25030 15285h1970v-9071h-1950" svg:viewBox="0 0 1971 9072">
          <text:p/>
        </draw:connector>
        <draw:connector draw:style-name="gr5" draw:text-style-name="P3" draw:layer="layout" draw:line-skew="-1.5cm" svg:x1="21.6cm" svg:y1="17.514cm" svg:x2="22.3cm" svg:y2="11.285cm" draw:start-shape="id25" draw:start-glue-point="3" draw:end-shape="id26" svg:d="M21600 17514h-2000v-6229h2700" svg:viewBox="0 0 2701 6230">
          <text:p/>
        </draw:connector>
        <draw:connector draw:style-name="gr5" draw:text-style-name="P3" draw:layer="layout" svg:x1="23.265cm" svg:y1="13.071cm" svg:x2="23.255cm" svg:y2="14.8cm" draw:start-shape="id27" draw:start-glue-point="2" draw:end-shape="id24" draw:end-glue-point="0" svg:d="M23265 13071v865h-10v864" svg:viewBox="0 0 11 1730">
          <text:p/>
        </draw:connector>
        <draw:frame draw:style-name="gr30" draw:text-style-name="P7" draw:layer="layout" svg:width="4.6cm" svg:height="2.3cm" svg:x="13.9cm" svg:y="5.8cm">
          <draw:text-box>
            <text:p><text:span text:style-name="T4">Reference</text:span></text:p>
            <text:p><text:span text:style-name="T6"/></text:p>
          </draw:text-box>
        </draw:frame>
        <draw:frame draw:style-name="gr17" draw:text-style-name="P8" xml:id="id29" draw:id="id29" draw:layer="layout" svg:width="3.55cm" svg:height="0.971cm" svg:x="14.4cm" svg:y="4.714cm">
          <draw:text-box>
            <text:p><text:span text:style-name="T5">FileName</text:span></text:p>
          </draw:text-box>
        </draw:frame>
        <draw:connector draw:style-name="gr5" draw:text-style-name="P3" draw:layer="layout" draw:line-skew="3.4cm" svg:x1="11.3cm" svg:y1="1.114cm" svg:x2="21.5cm" svg:y2="6.214cm" draw:start-shape="id12" draw:start-glue-point="1" draw:end-shape="id16" draw:end-glue-point="3" svg:d="M11300 1114h8500v5100h1700" svg:viewBox="0 0 10201 5101">
          <text:p/>
        </draw:connector>
        <draw:frame draw:style-name="gr20" draw:text-style-name="P7" xml:id="id28" draw:id="id28" draw:layer="layout" svg:width="2.962cm" svg:height="0.971cm" svg:x="8.138cm" svg:y="3.801cm">
          <draw:text-box>
            <text:p><text:span text:style-name="T4">Owners</text:span></text:p>
          </draw:text-box>
        </draw:frame>
        <draw:connector draw:style-name="gr5" draw:text-style-name="P3" draw:layer="layout" draw:line-skew="0.45cm" svg:x1="11.1cm" svg:y1="4.286cm" svg:x2="14.4cm" svg:y2="5.199cm" draw:start-shape="id28" draw:start-glue-point="1" draw:end-shape="id29" draw:end-glue-point="3" svg:d="M11100 4286h2100v913h1200" svg:viewBox="0 0 3301 914">
          <text:p/>
        </draw:connector>
        <draw:frame draw:style-name="gr15" draw:text-style-name="P7" xml:id="id30" draw:id="id30" draw:layer="layout" svg:width="2.788cm" svg:height="0.971cm" svg:x="21.77cm" svg:y="0.7cm">
          <draw:text-box>
            <text:p><text:span text:style-name="T4">Params</text:span></text:p>
          </draw:text-box>
        </draw:frame>
        <draw:connector draw:style-name="gr5" draw:text-style-name="P3" draw:layer="layout" svg:x1="23.164cm" svg:y1="1.671cm" svg:x2="23.156cm" svg:y2="3.3cm" draw:start-shape="id30" draw:start-glue-point="2" draw:end-shape="id31" draw:end-glue-point="0" svg:d="M23164 1671v815h-8v814" svg:viewBox="0 0 9 1630">
          <text:p/>
        </draw:connector>
        <draw:frame draw:style-name="gr19" draw:text-style-name="P8" draw:layer="layout" svg:width="2.026cm" svg:height="0.971cm" svg:x="15.1cm" svg:y="6.8cm">
          <draw:text-box>
            <text:p><text:span text:style-name="T5">uuid</text:span></text:p>
          </draw:text-box>
        </draw:frame>
        <draw:frame draw:style-name="gr31" draw:text-style-name="P7" draw:layer="layout" svg:width="5.836cm" svg:height="2.471cm" svg:x="13.28cm" svg:y="1.529cm">
          <draw:text-box>
            <text:p><text:span text:style-name="T4">SharedProperty</text:span></text:p>
          </draw:text-box>
        </draw:frame>
        <draw:frame draw:style-name="gr21" draw:text-style-name="P8" xml:id="id32" draw:id="id32" draw:layer="layout" svg:width="5.455cm" svg:height="0.971cm" svg:x="13.454cm" svg:y="2.5cm">
          <draw:text-box>
            <text:p><text:span text:style-name="T5">UsageSettings</text:span></text:p>
          </draw:text-box>
        </draw:frame>
        <draw:connector draw:style-name="gr5" draw:text-style-name="P3" draw:layer="layout" svg:x1="16.181cm" svg:y1="3.471cm" svg:x2="16.175cm" svg:y2="4.714cm" draw:start-shape="id32" draw:start-glue-point="2" draw:end-shape="id29" draw:end-glue-point="0" svg:d="M16181 3471v622h-6v621" svg:viewBox="0 0 7 1244">
          <text:p/>
        </draw:connector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1-07-16T15:41:06.649000000</dc:date>
    <meta:editing-duration>PT3H56M37S</meta:editing-duration>
    <meta:editing-cycles>25</meta:editing-cycles>
    <meta:document-statistic meta:object-count="101"/>
  </office:meta>
</office:document-meta>
</file>